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Strong_20_Emphasis">Introduction and Motivation</text:span></text:p>
        </text:list-item>
      </text:list>
      <text:list text:style-name="L2">
        <text:list-item>
          <text:p text:style-name="P2">Hash tables allow fast lookup of objects by key, even if the key is a string or an image.</text:p>
        </text:list-item>
        <text:list-item>
          <text:p text:style-name="P2">Example: a character’s inventory in a game, where items are stored with unique keys.</text:p>
        </text:list-item>
      </text:list>
      <text:list text:style-name="L3">
        <text:list-item>
          <text:p text:style-name="P3"><text:span text:style-name="Strong_20_Emphasis">Why Arrays and Lists Are Inconvenient</text:span></text:p>
        </text:list-item>
      </text:list>
      <text:list text:style-name="L4">
        <text:list-item>
          <text:p text:style-name="P4">Arrays require knowing the index for fast access.</text:p>
        </text:list-item>
        <text:list-item>
          <text:p text:style-name="P4">Lists don’t solve the problem of key-based lookup.</text:p>
        </text:list-item>
        <text:list-item>
          <text:p text:style-name="P4">Computers work fast with numbers but slower with other key types.</text:p>
        </text:list-item>
      </text:list>
      <text:list text:style-name="L5">
        <text:list-item>
          <text:p text:style-name="P5"><text:span text:style-name="Strong_20_Emphasis">Hash Table Basics</text:span></text:p>
        </text:list-item>
      </text:list>
      <text:list text:style-name="L6">
        <text:list-item>
          <text:p text:style-name="P6">A hash table stores <text:span text:style-name="Strong_20_Emphasis">key → value</text:span> pairs.</text:p>
        </text:list-item>
        <text:list-item>
          <text:p text:style-name="P6">A key can be a string, number, or object.</text:p>
        </text:list-item>
        <text:list-item>
          <text:p text:style-name="P6">To enable fast lookup, string keys are converted to numbers using <text:span text:style-name="Strong_20_Emphasis">hash functions</text:span>.</text:p>
        </text:list-item>
        <text:list-item>
          <text:p text:style-name="P6">A <text:span text:style-name="Strong_20_Emphasis">hash code</text:span> is a number uniquely associated with an object.</text:p>
        </text:list-item>
      </text:list>
      <text:list text:style-name="L7">
        <text:list-item>
          <text:p text:style-name="P7"><text:span text:style-name="Strong_20_Emphasis">How a Hash Table Works</text:span></text:p>
        </text:list-item>
      </text:list>
      <text:list text:style-name="L8">
        <text:list-item>
          <text:p text:style-name="P8">The hash code is divided by the array size, and the <text:span text:style-name="Strong_20_Emphasis">remainder gives the array index</text:span>.</text:p>
        </text:list-item>
        <text:list-item>
          <text:p text:style-name="P8">Pairs are not stored in the order they were added, but key lookup is fast.</text:p>
        </text:list-item>
        <text:list-item>
          <text:p text:style-name="P8">In Java, a hash table is implemented as a <text:span text:style-name="Strong_20_Emphasis">HashMap</text:span>.</text:p>
        </text:list-item>
      </text:list>
      <text:list text:style-name="L9">
        <text:list-item>
          <text:p text:style-name="P9"><text:span text:style-name="Strong_20_Emphasis">Key Rules for Using HashMap</text:span></text:p>
        </text:list-item>
      </text:list>
      <text:list text:style-name="L10">
        <text:list-item>
          <text:p text:style-name="P10">Keys must be unique; values can repeat.</text:p>
        </text:list-item>
        <text:list-item>
          <text:p text:style-name="P10">If a key is repeated, the new value replaces the old one.</text:p>
        </text:list-item>
        <text:list-item>
          <text:p text:style-name="P10">HashMap does not grow automatically: when full, a new array is created (<text:span text:style-name="Strong_20_Emphasis">resize</text:span>).</text:p>
        </text:list-item>
      </text:list>
      <text:list text:style-name="L11">
        <text:list-item>
          <text:p text:style-name="P11"><text:span text:style-name="Strong_20_Emphasis">Collisions and Their Handling</text:span></text:p>
        </text:list-item>
      </text:list>
      <text:list text:style-name="L12">
        <text:list-item>
          <text:p text:style-name="P12">A <text:span text:style-name="Strong_20_Emphasis">collision</text:span> occurs when two different keys map to the same array cell.</text:p>
        </text:list-item>
        <text:list-item>
          <text:p text:style-name="P12">Solution: store elements in a <text:span text:style-name="Strong_20_Emphasis">linked list</text:span> in the same cell (chaining).</text:p>
        </text:list-item>
        <text:list-item>
          <text:p text:style-name="P12">Each element in the list is called an <text:span text:style-name="Strong_20_Emphasis">Entry</text:span> and contains the key, value, and a reference to the next Entry.</text:p>
        </text:list-item>
      </text:list>
      <text:list text:style-name="L13">
        <text:list-item>
          <text:p text:style-name="P13"><text:span text:style-name="Strong_20_Emphasis">Importance of a Good Hash Function</text:span></text:p>
        </text:list-item>
      </text:list>
      <text:list text:style-name="L14">
        <text:list-item>
          <text:p text:style-name="P14">A poor hash function → all pairs end up in one cell → lookup becomes slow.</text:p>
        </text:list-item>
        <text:list-item>
          <text:p text:style-name="P14">A good hash function distributes keys evenly, minimizing collisions.</text:p>
        </text:list-item>
        <text:list-item>
          <text:p text:style-name="P14">The programmer is responsible for choosing an appropriate hash function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8T15:20:01.362091674</meta:creation-date>
    <dc:date>2026-02-02T20:30:34.215114822</dc:date>
    <meta:editing-duration>PT16M18S</meta:editing-duration>
    <meta:editing-cycles>4</meta:editing-cycles>
    <meta:generator>LibreOffice/25.8.4.2$Linux_X86_64 LibreOffice_project/580$Build-2</meta:generator>
    <meta:document-statistic meta:table-count="0" meta:image-count="0" meta:object-count="0" meta:page-count="1" meta:paragraph-count="28" meta:word-count="315" meta:character-count="1629" meta:non-whitespace-character-count="1370"/>
  </office:meta>
</office:document-meta>
</file>